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.5pt" officeooo:rsid="001b5067" officeooo:paragraph-rsid="001b5067" style:font-size-asian="10.5pt" style:font-size-complex="10.5pt"/>
    </style:style>
    <style:style style:name="P2" style:family="paragraph" style:parent-style-name="Standard">
      <style:text-properties fo:font-size="10.5pt" officeooo:rsid="001c16c1" officeooo:paragraph-rsid="001c16c1" style:font-size-asian="10.5pt" style:font-size-complex="10.5pt"/>
    </style:style>
    <style:style style:name="P3" style:family="paragraph" style:parent-style-name="Text_20_body">
      <style:text-properties fo:font-size="10.5pt" officeooo:rsid="0019905b" officeooo:paragraph-rsid="0019905b" style:font-size-asian="10.5pt" style:font-size-complex="10.5pt"/>
    </style:style>
    <style:style style:name="P4" style:family="paragraph" style:parent-style-name="Standard">
      <style:text-properties fo:font-size="10.5pt" officeooo:rsid="001b5067" officeooo:paragraph-rsid="00205eef" style:font-size-asian="10.5pt" style:font-size-complex="10.5pt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size="10.5pt" style:font-size-asian="10.5pt" style:font-size-complex="10.5pt"/>
    </style:style>
    <style:style style:name="P6" style:family="paragraph" style:parent-style-name="Text_20_body" style:list-style-name="L1">
      <style:text-properties fo:font-size="10.5pt" style:font-size-asian="10.5pt" style:font-size-complex="10.5pt"/>
    </style:style>
    <style:style style:name="P7" style:family="paragraph" style:parent-style-name="Text_20_body">
      <style:text-properties fo:font-size="10.5pt" officeooo:paragraph-rsid="0019905b" style:font-size-asian="10.5pt" style:font-size-complex="10.5pt"/>
    </style:style>
    <style:style style:name="P8" style:family="paragraph" style:parent-style-name="Text_20_body">
      <style:text-properties fo:font-size="10.5pt" officeooo:paragraph-rsid="0023a707" style:font-size-asian="10.5pt" style:font-size-complex="10.5pt"/>
    </style:style>
    <style:style style:name="P9" style:family="paragraph" style:parent-style-name="Text_20_body">
      <style:text-properties fo:font-size="10.5pt" officeooo:paragraph-rsid="0023a707" style:font-size-asian="9.14999961853027pt" style:font-size-complex="10.5pt"/>
    </style:style>
    <style:style style:name="P10" style:family="paragraph" style:parent-style-name="Text_20_body">
      <style:text-properties fo:font-size="12pt" officeooo:paragraph-rsid="0023a707" style:font-size-asian="12pt" style:font-size-complex="12pt"/>
    </style:style>
    <style:style style:name="T1" style:family="text">
      <style:text-properties officeooo:rsid="0019905b"/>
    </style:style>
    <style:style style:name="T2" style:family="text">
      <style:text-properties officeooo:rsid="001c16c1"/>
    </style:style>
    <style:style style:name="T3" style:family="text">
      <style:text-properties officeooo:rsid="001ebb8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bb8d" style:font-weight-asian="bold" style:font-weight-complex="bold"/>
    </style:style>
    <style:style style:name="T6" style:family="text">
      <style:text-properties fo:font-weight="bold" officeooo:rsid="0019905b" style:font-weight-asian="bold" style:font-weight-complex="bold"/>
    </style:style>
    <style:style style:name="T7" style:family="text">
      <style:text-properties fo:font-weight="bold" style:font-size-asian="10.5pt" style:font-weight-asian="bold" style:font-weight-complex="bold"/>
    </style:style>
    <style:style style:name="T8" style:family="text">
      <style:text-properties officeooo:rsid="001fd777"/>
    </style:style>
    <style:style style:name="T9" style:family="text">
      <style:text-properties officeooo:rsid="00205eef"/>
    </style:style>
    <style:style style:name="T10" style:family="text">
      <style:text-properties officeooo:rsid="002187be"/>
    </style:style>
    <style:style style:name="T11" style:family="text">
      <style:text-properties officeooo:rsid="00234938"/>
    </style:style>
    <style:style style:name="T12" style:family="text">
      <style:text-properties officeooo:rsid="0023a707"/>
    </style:style>
    <style:style style:name="T13" style:family="text">
      <style:text-properties style:font-size-asian="10.5pt"/>
    </style:style>
    <style:style style:name="T14" style:family="text">
      <style:text-properties officeooo:rsid="001ebb8d" style:font-size-asian="10.5pt"/>
    </style:style>
    <style:style style:name="T15" style:family="text">
      <style:text-properties officeooo:rsid="001fd777" style:font-size-asian="10.5pt"/>
    </style:style>
    <style:style style:name="T16" style:family="text">
      <style:text-properties officeooo:rsid="0019905b" style:font-size-asian="10.5pt"/>
    </style:style>
    <style:style style:name="T17" style:family="text">
      <style:text-properties officeooo:rsid="002452e8" style:font-size-asian="10.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Kvanttivariaatiomenetelmä: numeerinen ratkaisu atomien perusenergioille Monte Carlolla</text:span></text:p>
      <text:p text:style-name="P9"><text:span text:style-name="T12">Naiyu Deng, 17.4.2023</text:span></text:p>
      <text:p text:style-name="P9"><text:span text:style-name="T13">Kvanttimekaniikan </text:span><text:span text:style-name="T17">periaatteen mukaan</text:span><text:span text:style-name="T15"> </text:span><text:span text:style-name="T13">aaltofunktio sisältää kaikki informaatiot systeemistä (esim. yksi hiukkanen tai hiukkasryhmä). Aaltofunktio</text:span><text:span text:style-name="T16">n</text:span><text:span text:style-name="T13"> analyyttinen </text:span><text:span text:style-name="T16">muoto</text:span><text:span text:style-name="T13"> on usein mahdotonta </text:span><text:span text:style-name="T16">selvittää </text:span><text:span text:style-name="T17">monimutkaisille</text:span><text:span text:style-name="T16"> </text:span><text:span text:style-name="T13">systeemeille, </text:span><text:span text:style-name="T17">s</text:span><text:span text:style-name="T14">iksi </text:span><text:span text:style-name="T17">käytetämme</text:span><text:span text:style-name="T13"> numeerista menetelmää </text:span><text:span text:style-name="T14">selvitäksemme aaltofunktio</text:span><text:span text:style-name="T13"> ja tässä tutkimuksessa käytä</text:span><text:span text:style-name="T17">mme</text:span><text:span text:style-name="T13"> </text:span><text:span text:style-name="T7">kvanttivariaatiomenetelmää</text:span><text:span text:style-name="T13">. Tavoitteena on saada selville yksittäisten atomien perusenergia </text:span><text:span text:style-name="T15">(ground state energy)</text:span><text:span text:style-name="T13"> ja sen kautta atomien aaltofunktiot.</text:span></text:p>
      <text:p text:style-name="P8">Kvanttivariaatiomenetelmä perustuu <text:span text:style-name="T4">kvanttivariaatioperiaatteeseen </text:span>ja se toimii seuraavasti: Tehdään arvaus atomin aaltofunktiolle <text:span text:style-name="T3">(kutsutaan </text:span><text:span text:style-name="T5">yriteaaltofunktioksi</text:span><text:span text:style-name="T3">), jonka pohjalta lasketaan arvio</text:span> atomin perusenergia<text:span text:style-name="T3">lle</text:span> kvanttimekaanisella kaavall<text:span text:style-name="T3">a</text:span>. Mistä tiedetään, että tämä arvaus aaltofunktiolle on oikein ja tämä laskettu perusenergia<text:span text:style-name="T3">n arvio</text:span> on juuri atomin oikea <text:span text:style-name="T8">perus</text:span>energia? Kvanttivariaatiomenetelmä kertoo meille, että mikä tahansa <text:span text:style-name="T3">satunnainen</text:span> aaltofunktio tuottaa aina suurempi perusenergian arvio kuin atomin todellisen aaltofunktion tuottama energia. Kvanttivariaatioperiaatteeseen perustuen saadaan seuraavanlainen yksinkertaistettu algorimi:</text:p>
      <text:list xml:id="list1710818443" text:style-name="L1">
        <text:list-item>
          <text:p text:style-name="P5">Tehdään alkuarvaus atomin aaltofunktiolle. Yriteaaltofunktio on parametrisoitu mahdollisimman joustavasti, jotta voidaan myöhemmin vaihtamalla parametrien arvoja <text:span text:style-name="T3">saada</text:span> energiaa, toivottavasti, yhä pienemmäksi. </text:p>
        </text:list-item>
        <text:list-item>
          <text:p text:style-name="P5">Lasketaan perusenergian arvio yriteaaltofunktiolla. </text:p>
        </text:list-item>
        <text:list-item>
          <text:p text:style-name="P5">Optimoidaan parametrit. </text:p>
        </text:list-item>
        <text:list-item>
          <text:p text:style-name="P5">Suorita 2 – 3, kunnes energia ei pienene enää. </text:p>
        </text:list-item>
        <text:list-item>
          <text:p text:style-name="P6">verrataan lopussa kirjallisuusarvoon. </text:p>
        </text:list-item>
      </text:list>
      <text:p text:style-name="P3">Yriteaaltofunktion on täytettävä <text:span text:style-name="T12">tiettyjä ehtoja, joiden kautta p</text:span>äädytään <text:span text:style-name="T3">ns. </text:span><text:span text:style-name="T4">Slater-Jastrow yriteaaltofunktioon</text:span>. </text:p>
      <text:p text:style-name="P7"><text:span text:style-name="T1">Hamiltonin operaattorina käytetään </text:span><text:span text:style-name="T6">Born-Oppenheimer-approksimaatiota</text:span><text:span text:style-name="T1">, joka olettaa atomin ytimen olevan äärettömän raskas elektroneiden näkökulmasta ja siksi ytimen liikettä voidaan jättää huomioimatta. </text:span></text:p>
      <text:p text:style-name="P4">Perusenergian arvioiminen on usein analyyttisesti mahdotonta, joten <text:span text:style-name="T12">käytämme </text:span>numeerista integraalimenetelmää: <text:span text:style-name="T4">Monte Carlo -integraalia</text:span>. Se perustuu ideaan, että generoidaan suuri määrä satunnaista datapistettä <text:span text:style-name="T10">(elektroneiden paikkakoordinaatteja)</text:span>, joista lasketaan lokaalienergiaa kukin datapisteessä. Tämän jälkeen keskiarvoistetaan lokaalienergiaa. Tässä käytetään lisäksi <text:span text:style-name="T4">Metropolis-Hastings samplays -menetelmää</text:span>, jonka avulla voidaan valita sopivat satunnaispisteet, jotka mukautuvat aaltofunktion mukaisesti. Ideana on vähentää tarvittavien datapisteiden määrä<text:span text:style-name="T9">n</text:span>, mutta silti saada <text:span text:style-name="T3">riittävän</text:span> tarkat integraaliapproksimaatiot. <text:s/></text:p>
      <text:p text:style-name="P1"/>
      <text:p text:style-name="P1">Yriteaaltofunktiossa esiintyy parametrejä, joita meidän pitää optimoida. Tämä tarkoittaa sitä, että etsitään sellainen parametri<text:span text:style-name="T11">arvojen </text:span>yhdistelmä, joka minimoi perusenergiaa (, jota saadaan edellä mainitulla Monte Carlo -integraalilla). Tässä algoritmissa käytämme <text:span text:style-name="T4">gradient descent -menetelmää</text:span>, joka on yleisin optimointimenetelmä. </text:p>
      <text:p text:style-name="P1"/>
      <text:p text:style-name="P1">Meillä on kuitenkin seuraavat ongelmat: <text:span text:style-name="T11">lokaalienergian laskemisen vaikeudet,</text:span> satunnaisluvun generoiminen Metropolis-Hastings samplayksessä, autokorrelaatio ja <text:span text:style-name="T8">toteutus </text:span>Fortran<text:span text:style-name="T8">illa</text:span> <text:span text:style-name="T8">vai</text:span> Python<text:span text:style-name="T8">illa</text:span>. </text:p>
      <text:p text:style-name="P1"/>
      <text:p text:style-name="P1">Lokaalienergiaa lasketaan tässä suoraan Mathematicalla, <text:span text:style-name="T11">vaikka se</text:span> tuottaa<text:span text:style-name="T11">kin</text:span> todella pitkän lausekkeen, <text:span text:style-name="T11">joka</text:span> hidastaa ohjelman ajoa ja vaikeuttaa algoritmin implementointia eri ohjelmointikielillä. Tietokoneen tai ohjelmointikielen sisältämät satunnaislukugeneraattorit eivät tuota <text:span text:style-name="T2">todellisia satunnaislukuja, eli peräkkäiset satunnaisluvut riippuvat toisistaan jollain tavoin. Ratkaisuna käytämme The Mersenne Twister, klassinen valinta Monte Carlo -simulaatioihin. Autokorrelaatio on korrelaatio kahden peräkkäisen mittauspistejoukkojen korrelaatiota kahden peräkkäisen ajanjaksolla. Tätä korrelaatiota ei haluta ja siksi lopullisessa algoritmissa toteutetaan vielä algoritmin 2. vaiheen rinnakkaistaminen: kopioidaan 10–20 riippumatonta konfiguraatioavaruutta, jota kutsutaan yksittäisesti konfiguraatio-osa-avaruudeksi, </text:span><text:span text:style-name="T8">jossa on siis hiukkasten satunnaiset paikat</text:span><text:span text:style-name="T2">. Suoritetaan riippumattomasti Monte Carlo – Metropolis-Hastings integraalia kullekin konfiguraatio-osa-avaruudelle ja lopussa yhdistetään ja keskiarvoistetaan tulokset. </text:span></text:p>
      <text:p text:style-name="P1"/>
      <text:p text:style-name="P2">Alustavasti, saimme Pythonin toteutuksella Heliumille melko hyvän tuloksen -2.77 (verrattuna kirjallisuuteen -2.90). <text:s/>Parannettavaa olisi <text:span text:style-name="T11">mm. </text:span>käyttää Fortrania, sillä se toimii nopeammin ja tukee hyvin rinnakkaislaskentaa, jota tarvitaan meidän autokorrelaation ratkaisussamm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18:57.969963940</meta:creation-date>
    <dc:date>2023-04-09T12:41:56.984018752</dc:date>
    <meta:editing-duration>PT3H51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40" meta:character-count="4408" meta:non-whitespace-character-count="3974"/>
  </office:meta>
</office:document-meta>
</file>